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, sans-serif"/>
    <style:font-face style:name="Lohit Hindi1" svg:font-family="'Lohit Hindi'"/>
    <style:font-face style:name="OpenSymbol" svg:font-family="OpenSymbol"/>
    <style:font-face style:name="Tahoma" svg:font-family="Tahoma, Verdana, Arial, sans-serif"/>
    <style:font-face style:name="arial" svg:font-family="arial, sans-serif"/>
    <style:font-face style:name="Courier New" svg:font-family="'Courier New'" style:font-family-generic="modern"/>
    <style:font-face style:name="Verdana1" svg:font-family="Verdana" style:font-family-generic="swiss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elvetica" fo:font-size="10.5pt" officeooo:paragraph-rsid="00029bef" style:font-size-asian="10.5pt" style:font-size-complex="10.5pt"/>
    </style:style>
    <style:style style:name="P2" style:family="paragraph" style:parent-style-name="Standard">
      <style:text-properties style:font-name="Helvetica" fo:font-size="10.5pt" officeooo:paragraph-rsid="00990062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10.5pt" fo:font-weight="normal" officeooo:rsid="00029bef" officeooo:paragraph-rsid="00029bef" style:font-size-asian="10.5pt" style:font-weight-asian="normal" style:font-size-complex="10.5pt" style:font-weight-complex="normal"/>
    </style:style>
    <style:style style:name="P4" style:family="paragraph" style:parent-style-name="Standard">
      <style:text-properties style:font-name="Helvetica" fo:font-size="10.5pt" fo:font-style="italic" officeooo:paragraph-rsid="00990062" style:font-size-asian="10.5pt" style:font-style-asian="italic" style:font-size-complex="10.5pt"/>
    </style:style>
    <style:style style:name="P5" style:family="paragraph" style:parent-style-name="Standard">
      <style:text-properties fo:font-variant="normal" fo:text-transform="none" fo:color="#333333" style:font-name="Helvetica" fo:font-size="10.5pt" fo:letter-spacing="normal" fo:font-style="italic" fo:font-weight="normal" officeooo:paragraph-rsid="00990062" style:font-size-asian="10.5pt" style:font-style-asian="italic" style:font-size-complex="10.5pt" style:font-style-complex="italic"/>
    </style:style>
    <style:style style:name="P6" style:family="paragraph" style:parent-style-name="Standard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rsid="00719320" officeooo:paragraph-rsid="00719320" style:font-size-asian="10.5pt" style:font-size-complex="10.5pt"/>
    </style:style>
    <style:style style:name="P7" style:family="paragraph" style:parent-style-name="Standard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rsid="00724095" officeooo:paragraph-rsid="00724095" style:font-size-asian="10.5pt" style:font-size-complex="10.5pt"/>
    </style:style>
    <style:style style:name="P8" style:family="paragraph" style:parent-style-name="Standard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style:text-underline-style="solid" style:text-underline-width="auto" style:text-underline-color="font-color" fo:font-weight="bold" officeooo:rsid="00719320" officeooo:paragraph-rsid="00724095" style:font-size-asian="10.5pt" style:font-weight-asian="bold" style:font-size-complex="10.5pt"/>
    </style:style>
    <style:style style:name="P9" style:family="paragraph" style:parent-style-name="Standard" style:list-style-name="L1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style:text-underline-style="solid" style:text-underline-width="auto" style:text-underline-color="font-color" officeooo:paragraph-rsid="00839e7b" style:font-size-asian="10.5pt" style:font-size-complex="10.5pt"/>
    </style:style>
    <style:style style:name="P10" style:family="paragraph" style:parent-style-name="Standard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officeooo:paragraph-rsid="0075b940" style:font-size-asian="10.5pt" style:font-size-complex="10.5pt"/>
    </style:style>
    <style:style style:name="P11" style:family="paragraph" style:parent-style-name="Standard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officeooo:paragraph-rsid="00757fac" style:font-size-asian="10.5pt" style:font-size-complex="10.5pt"/>
    </style:style>
    <style:style style:name="P12" style:family="paragraph" style:parent-style-name="Standard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officeooo:rsid="0072af48" officeooo:paragraph-rsid="00757fac" style:font-size-asian="10.5pt" style:font-size-complex="10.5pt"/>
    </style:style>
    <style:style style:name="P13" style:family="paragraph" style:parent-style-name="Standard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style:text-underline-style="none" fo:font-weight="normal" officeooo:rsid="0072af48" officeooo:paragraph-rsid="0075b940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margin-top="0cm" fo:margin-bottom="0cm" style:contextual-spacing="false"/>
      <style:text-properties style:font-name="Helvetica" fo:font-size="10.5pt" style:font-size-asian="10.5pt" style:font-size-complex="10.5pt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/>
      <style:text-properties style:font-name="Helvetica" fo:font-size="10.5pt" officeooo:paragraph-rsid="00029bef" style:font-size-asian="10.5pt" style:font-size-complex="10.5pt"/>
    </style:style>
    <style:style style:name="P16" style:family="paragraph" style:parent-style-name="Standard">
      <style:paragraph-properties fo:margin-top="0cm" fo:margin-bottom="0cm" style:contextual-spacing="false"/>
      <style:text-properties style:font-name="Helvetica" fo:font-size="10.5pt" officeooo:paragraph-rsid="00751f04" style:font-size-asian="10.5pt" style:font-size-complex="10.5pt"/>
    </style:style>
    <style:style style:name="P17" style:family="paragraph" style:parent-style-name="Standard">
      <style:paragraph-properties fo:margin-top="0cm" fo:margin-bottom="0cm" style:contextual-spacing="false"/>
      <style:text-properties style:font-name="Helvetica" fo:font-size="10.5pt" officeooo:paragraph-rsid="0007decf" style:font-size-asian="10.5pt" style:font-size-complex="10.5pt"/>
    </style:style>
    <style:style style:name="P18" style:family="paragraph" style:parent-style-name="Standard">
      <style:paragraph-properties fo:margin-top="0cm" fo:margin-bottom="0cm" style:contextual-spacing="false"/>
      <style:text-properties style:font-name="Helvetica" fo:font-size="10.5pt" officeooo:paragraph-rsid="00839e7b" style:font-size-asian="10.5pt" style:font-size-complex="10.5pt"/>
    </style:style>
    <style:style style:name="P19" style:family="paragraph" style:parent-style-name="Standard">
      <style:paragraph-properties fo:margin-top="0cm" fo:margin-bottom="0cm" style:contextual-spacing="false"/>
      <style:text-properties style:font-name="Helvetica" fo:font-size="10.5pt" officeooo:paragraph-rsid="008411f0" style:font-size-asian="10.5pt" style:font-size-complex="10.5pt"/>
    </style:style>
    <style:style style:name="P20" style:family="paragraph" style:parent-style-name="Standard">
      <style:paragraph-properties fo:margin-top="0cm" fo:margin-bottom="0cm" style:contextual-spacing="false"/>
      <style:text-properties style:font-name="Helvetica" fo:font-size="10.5pt" fo:font-style="italic" officeooo:paragraph-rsid="0007decf" style:font-size-asian="10.5pt" style:font-style-asian="italic" style:font-size-complex="10.5pt"/>
    </style:style>
    <style:style style:name="P21" style:family="paragraph" style:parent-style-name="Standard">
      <style:paragraph-properties fo:margin-top="0cm" fo:margin-bottom="0cm" style:contextual-spacing="false"/>
      <style:text-properties style:font-name="Helvetica" fo:font-size="10.5pt" style:text-underline-style="none" officeooo:paragraph-rsid="001ccbb7" style:font-size-asian="10.5pt" style:font-size-complex="10.5pt"/>
    </style:style>
    <style:style style:name="P22" style:family="paragraph" style:parent-style-name="Standard">
      <style:paragraph-properties fo:margin-top="0cm" fo:margin-bottom="0.212cm" style:contextual-spacing="false"/>
      <style:text-properties style:font-name="Helvetica" fo:font-size="11pt" officeooo:paragraph-rsid="00b2d77c" style:font-size-asian="11pt" style:font-size-complex="11pt"/>
    </style:style>
    <style:style style:name="P23" style:family="paragraph" style:parent-style-name="Standard">
      <style:paragraph-properties fo:margin-top="0cm" fo:margin-bottom="0.212cm" style:contextual-spacing="false"/>
      <style:text-properties style:font-name="Helvetica" fo:font-size="10.5pt" style:font-size-asian="10.5pt" style:font-size-complex="10.5pt"/>
    </style:style>
    <style:style style:name="P24" style:family="paragraph" style:parent-style-name="Standard">
      <style:paragraph-properties fo:margin-top="0cm" fo:margin-bottom="0.212cm" style:contextual-spacing="false"/>
      <style:text-properties style:font-name="Helvetica" fo:font-size="10.5pt" officeooo:rsid="00029bef" officeooo:paragraph-rsid="00990062" style:font-size-asian="10.5pt" style:font-size-complex="10.5pt"/>
    </style:style>
    <style:style style:name="P25" style:family="paragraph" style:parent-style-name="Standard">
      <style:paragraph-properties fo:margin-top="0cm" fo:margin-bottom="0.212cm" style:contextual-spacing="false"/>
      <style:text-properties style:font-name="Helvetica" fo:font-size="10.5pt" officeooo:paragraph-rsid="00431e0f" style:font-size-asian="10.5pt" style:font-size-complex="10.5pt"/>
    </style:style>
    <style:style style:name="P26" style:family="paragraph" style:parent-style-name="Standard">
      <style:paragraph-properties fo:margin-top="0cm" fo:margin-bottom="0.212cm" style:contextual-spacing="false"/>
      <style:text-properties style:font-name="Helvetica" fo:font-size="10.5pt" officeooo:paragraph-rsid="00b2d77c" style:font-size-asian="10.5pt" style:font-size-complex="10.5pt"/>
    </style:style>
    <style:style style:name="P27" style:family="paragraph" style:parent-style-name="Standard">
      <style:paragraph-properties fo:margin-top="0cm" fo:margin-bottom="0.212cm" style:contextual-spacing="false"/>
      <style:text-properties style:font-name="Helvetica" fo:font-size="10.5pt" officeooo:paragraph-rsid="00a61b61" style:font-size-asian="10.5pt" style:font-size-complex="10.5pt"/>
    </style:style>
    <style:style style:name="P28" style:family="paragraph" style:parent-style-name="Standard">
      <style:paragraph-properties fo:margin-top="0cm" fo:margin-bottom="0.212cm" style:contextual-spacing="false"/>
      <style:text-properties style:font-name="Helvetica" fo:font-size="10.5pt" officeooo:paragraph-rsid="00a79004" style:font-size-asian="10.5pt" style:font-size-complex="10.5pt"/>
    </style:style>
    <style:style style:name="P29" style:family="paragraph" style:parent-style-name="Standard">
      <style:paragraph-properties fo:margin-top="0cm" fo:margin-bottom="0.212cm" style:contextual-spacing="false"/>
      <style:text-properties style:font-name="Helvetica" fo:font-size="10.5pt" officeooo:paragraph-rsid="006a6ca2" style:font-size-asian="10.5pt" style:font-size-complex="10.5pt"/>
    </style:style>
    <style:style style:name="P30" style:family="paragraph" style:parent-style-name="Standard">
      <style:paragraph-properties fo:margin-top="0cm" fo:margin-bottom="0.212cm" style:contextual-spacing="false"/>
      <style:text-properties style:font-name="Helvetica" fo:font-size="10.5pt" fo:font-weight="bold" officeooo:rsid="00029bef" style:font-size-asian="10.5pt" style:font-weight-asian="bold" style:font-size-complex="10.5pt"/>
    </style:style>
    <style:style style:name="P31" style:family="paragraph" style:parent-style-name="Standard">
      <style:paragraph-properties fo:margin-top="0cm" fo:margin-bottom="0.212cm" style:contextual-spacing="false"/>
      <style:text-properties style:font-name="Helvetica" fo:font-size="10.5pt" fo:font-weight="bold" officeooo:rsid="00029bef" officeooo:paragraph-rsid="00a59abd" style:font-size-asian="10.5pt" style:font-weight-asian="bold" style:font-size-complex="10.5pt"/>
    </style:style>
    <style:style style:name="P32" style:family="paragraph" style:parent-style-name="Standard">
      <style:paragraph-properties fo:margin-top="0cm" fo:margin-bottom="0.212cm" style:contextual-spacing="false"/>
      <style:text-properties style:font-name="Helvetica" fo:font-size="10.5pt" fo:font-weight="bold" officeooo:rsid="00029bef" officeooo:paragraph-rsid="00a59abd" style:font-size-asian="10.5pt" style:font-weight-asian="bold" style:font-size-complex="10.5pt" style:font-weight-complex="bold"/>
    </style:style>
    <style:style style:name="P33" style:family="paragraph" style:parent-style-name="Standard">
      <style:paragraph-properties fo:margin-top="0cm" fo:margin-bottom="0.212cm" style:contextual-spacing="false"/>
      <style:text-properties style:font-name="Helvetica" fo:font-size="10.5pt" fo:font-weight="normal" officeooo:rsid="006a6ca2" officeooo:paragraph-rsid="00a79004" style:font-size-asian="10.5pt" style:font-weight-asian="normal" style:font-size-complex="10.5pt" style:font-weight-complex="normal"/>
    </style:style>
    <style:style style:name="P34" style:family="paragraph" style:parent-style-name="Standard">
      <style:paragraph-properties fo:margin-top="0cm" fo:margin-bottom="0.212cm" style:contextual-spacing="false"/>
      <style:text-properties style:font-name="Helvetica" fo:font-size="10.5pt" fo:font-weight="normal" officeooo:rsid="00234e54" officeooo:paragraph-rsid="006a6ca2" style:font-size-asian="10.5pt" style:font-weight-asian="normal" style:font-size-complex="10.5pt" style:font-weight-complex="normal"/>
    </style:style>
    <style:style style:name="P35" style:family="paragraph" style:parent-style-name="Standard">
      <style:paragraph-properties fo:margin-top="0cm" fo:margin-bottom="0.212cm" style:contextual-spacing="false"/>
      <style:text-properties style:font-name="Helvetica" fo:font-size="10.5pt" fo:font-weight="normal" officeooo:rsid="00234e54" officeooo:paragraph-rsid="006a6ca2" style:font-size-asian="10.5pt" style:font-weight-asian="normal" style:font-size-complex="10.5pt"/>
    </style:style>
    <style:style style:name="P36" style:family="paragraph" style:parent-style-name="Standard">
      <style:paragraph-properties fo:margin-top="0cm" fo:margin-bottom="0.21cm" style:contextual-spacing="false"/>
      <style:text-properties style:font-name="Helvetica" fo:font-size="10.5pt" fo:font-weight="bold" officeooo:paragraph-rsid="0045474b" style:font-size-asian="10.5pt" style:font-weight-asian="bold" style:font-size-complex="10.5pt"/>
    </style:style>
    <style:style style:name="P37" style:family="paragraph" style:parent-style-name="Standard">
      <style:paragraph-properties fo:margin-top="0cm" fo:margin-bottom="0.21cm" style:contextual-spacing="false"/>
      <style:text-properties style:font-name="Helvetica" fo:font-size="10.5pt" fo:font-weight="bold" officeooo:rsid="000b1c15" officeooo:paragraph-rsid="001250cd" style:font-size-asian="10.5pt" style:font-weight-asian="bold" style:font-size-complex="10.5pt"/>
    </style:style>
    <style:style style:name="P38" style:family="paragraph" style:parent-style-name="Standard">
      <style:paragraph-properties fo:margin-top="0cm" fo:margin-bottom="0.21cm" style:contextual-spacing="false"/>
      <style:text-properties style:font-name="Helvetica" fo:font-size="10.5pt" fo:font-weight="bold" style:font-size-asian="10.5pt" style:font-weight-asian="bold" style:font-size-complex="10.5pt" style:font-weight-complex="bold"/>
    </style:style>
    <style:style style:name="P39" style:family="paragraph" style:parent-style-name="Standard">
      <style:paragraph-properties fo:margin-top="0cm" fo:margin-bottom="0.21cm" style:contextual-spacing="false"/>
      <style:text-properties style:font-name="Helvetica" fo:font-size="10.5pt" fo:font-weight="normal" officeooo:rsid="0070359d" officeooo:paragraph-rsid="001250cd" style:font-size-asian="10.5pt" style:font-weight-asian="normal" style:font-size-complex="10.5pt" style:font-weight-complex="normal"/>
    </style:style>
    <style:style style:name="P40" style:family="paragraph" style:parent-style-name="Standard">
      <style:paragraph-properties fo:margin-top="0.21cm" fo:margin-bottom="0cm" style:contextual-spacing="false"/>
      <style:text-properties style:font-name="Helvetica" fo:font-size="10.5pt" officeooo:paragraph-rsid="00990062" style:font-size-asian="10.5pt" style:font-size-complex="10.5pt"/>
    </style:style>
    <style:style style:name="P41" style:family="paragraph" style:parent-style-name="Standard">
      <style:paragraph-properties fo:margin-top="0cm" fo:margin-bottom="0.409cm" style:contextual-spacing="false"/>
      <style:text-properties style:font-name="Helvetica" fo:font-size="10.5pt" fo:font-weight="bold" officeooo:rsid="00029bef" officeooo:paragraph-rsid="00a59abd" style:font-size-asian="10.5pt" style:font-weight-asian="bold" style:font-size-complex="10.5pt" style:font-weight-complex="bold"/>
    </style:style>
    <style:style style:name="P42" style:family="paragraph" style:parent-style-name="Standard" style:master-page-name="Standard">
      <style:paragraph-properties fo:text-align="center" style:justify-single-word="false" style:page-number="auto"/>
      <style:text-properties style:font-name="Helvetica" fo:font-size="10.5pt" fo:font-weight="bold" style:font-size-asian="10.5pt" style:font-weight-asian="bold" style:font-size-complex="10.5pt"/>
    </style:style>
    <style:style style:name="P43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paragraph-rsid="00b21e88" style:font-size-asian="10.5pt" style:font-size-complex="10.5pt"/>
    </style:style>
    <style:style style:name="P44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paragraph-rsid="00b2d77c" style:font-size-asian="10.5pt" style:font-size-complex="10.5pt"/>
    </style:style>
    <style:style style:name="P45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rsid="00916bc7" officeooo:paragraph-rsid="00b21e88" style:font-size-asian="10.5pt" style:font-size-complex="10.5pt"/>
    </style:style>
    <style:style style:name="P46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rsid="0050f947" officeooo:paragraph-rsid="00990062" style:font-size-asian="10.5pt" style:font-size-complex="10.5pt"/>
    </style:style>
    <style:style style:name="P47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text-indent="-0.905cm" style:auto-text-indent="false">
        <style:tab-stops>
          <style:tab-stop style:position="1.014cm"/>
        </style:tab-stops>
      </style:paragraph-properties>
      <style:text-properties style:font-name="Helvetica" fo:font-size="10.5pt" officeooo:rsid="009c23af" officeooo:paragraph-rsid="00b1cb2d" style:font-size-asian="10.5pt" style:font-size-complex="10.5pt"/>
    </style:style>
    <style:style style:name="P48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text-indent="-0.905cm" style:auto-text-indent="false">
        <style:tab-stops>
          <style:tab-stop style:position="1.014cm"/>
        </style:tab-stops>
      </style:paragraph-properties>
      <style:text-properties style:font-name="Helvetica" fo:font-size="10.5pt" officeooo:paragraph-rsid="00990062" style:font-size-asian="10.5pt" style:font-size-complex="10.5pt"/>
    </style:style>
    <style:style style:name="P49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style:font-name="Helvetica" fo:font-size="10.5pt" officeooo:paragraph-rsid="00990062" style:font-size-asian="10.5pt" style:font-size-complex="10.5pt"/>
    </style:style>
    <style:style style:name="P50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size="10.5pt" officeooo:paragraph-rsid="00b21e88" style:font-size-asian="10.5pt" style:font-size-complex="10.5pt"/>
    </style:style>
    <style:style style:name="P51" style:family="paragraph" style:parent-style-name="Preformatted_20_Text" style:list-style-name="L1">
      <style:paragraph-properties fo:margin-left="0.418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paragraph-rsid="00b21e88" style:font-size-asian="10.5pt" style:font-size-complex="10.5pt"/>
    </style:style>
    <style:style style:name="P52" style:family="paragraph" style:parent-style-name="Preformatted_20_Text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fo:font-style="normal" style:text-underline-style="none" officeooo:rsid="00742d8d" officeooo:paragraph-rsid="00990062" style:font-size-asian="10.5pt" style:font-style-asian="normal" style:font-size-complex="10.5pt" style:font-style-complex="normal"/>
    </style:style>
    <style:style style:name="P53" style:family="paragraph" style:parent-style-name="Preformatted_20_Text" style:list-style-name="L1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fo:font-weight="bold" officeooo:rsid="00029bef" officeooo:paragraph-rsid="00b21e88" style:font-size-asian="10.5pt" style:font-weight-asian="bold" style:font-size-complex="10.5pt"/>
    </style:style>
    <style:style style:name="P54" style:family="paragraph" style:parent-style-name="Preformatted_20_Text" style:list-style-name="L1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fo:font-style="italic" fo:font-weight="bold" officeooo:rsid="00063b17" officeooo:paragraph-rsid="00990062" style:font-size-asian="10.5pt" style:font-style-asian="italic" style:font-weight-asian="bold" style:font-size-complex="10.5pt"/>
    </style:style>
    <style:style style:name="P55" style:family="paragraph" style:parent-style-name="Preformatted_20_Text">
      <style:paragraph-properties fo:margin-left="0cm" fo:margin-right="0cm" fo:margin-top="0cm" fo:margin-bottom="0cm" style:contextual-spacing="false" style:line-height-at-least="0.45cm" fo:text-indent="0cm" style:auto-text-indent="false">
        <style:tab-stops>
          <style:tab-stop style:position="1.014cm"/>
        </style:tab-stops>
      </style:paragraph-properties>
      <style:text-properties fo:font-size="10.5pt" officeooo:paragraph-rsid="00b21e88" style:font-size-asian="10.5pt" style:font-size-complex="10.5pt"/>
    </style:style>
    <style:style style:name="P56" style:family="paragraph" style:parent-style-name="Preformatted_20_Text">
      <style:paragraph-properties fo:margin-top="0.4cm" fo:margin-bottom="0.21cm" style:contextual-spacing="false"/>
      <style:text-properties fo:font-variant="normal" fo:text-transform="none" fo:color="#2a2a2a" style:font-name="Helvetica" fo:font-size="10.5pt" fo:letter-spacing="normal" fo:font-style="normal" fo:font-weight="bold" officeooo:paragraph-rsid="00b21e88" style:font-size-asian="10.5pt" style:font-size-complex="10.5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officeooo:rsid="0072af48" style:font-weight-asian="normal" style:font-weight-complex="normal"/>
    </style:style>
    <style:style style:name="T3" style:family="text">
      <style:text-properties style:text-underline-style="none" fo:font-weight="normal" officeooo:rsid="0075b940" style:font-weight-asian="normal" style:font-weight-complex="normal"/>
    </style:style>
    <style:style style:name="T4" style:family="text">
      <style:text-properties style:text-underline-style="none" fo:font-weight="normal" officeooo:rsid="008aa0c1" style:font-weight-asian="normal" style:font-weight-complex="normal"/>
    </style:style>
    <style:style style:name="T5" style:family="text">
      <style:text-properties style:text-underline-style="none" officeooo:rsid="00742d8d"/>
    </style:style>
    <style:style style:name="T6" style:family="text">
      <style:text-properties style:text-underline-style="none" officeooo:rsid="00751f04"/>
    </style:style>
    <style:style style:name="T7" style:family="text">
      <style:text-properties style:text-underline-style="none" fo:font-weight="bold" officeooo:rsid="0072af48" style:font-weight-asian="bold" style:font-weight-complex="bold"/>
    </style:style>
    <style:style style:name="T8" style:family="text">
      <style:text-properties style:text-underline-style="none" officeooo:rsid="00990062"/>
    </style:style>
    <style:style style:name="T9" style:family="text">
      <style:text-properties style:text-underline-style="none" officeooo:rsid="009acc86"/>
    </style:style>
    <style:style style:name="T10" style:family="text">
      <style:text-properties style:text-underline-style="none" officeooo:rsid="009f6ba6"/>
    </style:style>
    <style:style style:name="T11" style:family="text">
      <style:text-properties fo:font-style="italic" officeooo:rsid="006a6ca2" style:font-style-asian="italic" style:font-style-complex="italic"/>
    </style:style>
    <style:style style:name="T12" style:family="text">
      <style:text-properties fo:font-style="italic" officeooo:rsid="006a6ca2" style:font-style-asian="italic" style:font-style-complex="italic" style:font-weight-complex="normal"/>
    </style:style>
    <style:style style:name="T13" style:family="text">
      <style:text-properties fo:font-style="normal" style:text-underline-style="none" officeooo:rsid="0003187e" style:font-style-asian="normal" style:font-style-complex="normal"/>
    </style:style>
    <style:style style:name="T14" style:family="text">
      <style:text-properties fo:font-style="normal" style:text-underline-style="none" officeooo:rsid="00742d8d" style:font-style-asian="normal" style:font-style-complex="normal"/>
    </style:style>
    <style:style style:name="T15" style:family="text">
      <style:text-properties fo:font-style="normal" style:text-underline-style="none" officeooo:rsid="00990062" style:font-style-asian="normal" style:font-style-complex="normal"/>
    </style:style>
    <style:style style:name="T16" style:family="text">
      <style:text-properties fo:font-style="normal" style:text-underline-style="none" officeooo:rsid="009de82a" style:font-style-asian="normal" style:font-style-complex="normal"/>
    </style:style>
    <style:style style:name="T17" style:family="text">
      <style:text-properties officeooo:rsid="006a6ca2" style:font-weight-complex="normal"/>
    </style:style>
    <style:style style:name="T18" style:family="text">
      <style:text-properties officeooo:rsid="00305515" style:font-weight-complex="normal"/>
    </style:style>
    <style:style style:name="T19" style:family="text">
      <style:text-properties officeooo:rsid="00b1cb2d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0ffc49" style:font-weight-asian="normal" style:font-weight-complex="normal"/>
    </style:style>
    <style:style style:name="T22" style:family="text">
      <style:text-properties fo:font-weight="normal" officeooo:rsid="0072af48" style:font-weight-asian="normal" style:font-weight-complex="normal"/>
    </style:style>
    <style:style style:name="T23" style:family="text">
      <style:text-properties fo:font-weight="normal" officeooo:rsid="0075f9d0" style:font-weight-asian="normal" style:font-weight-complex="normal"/>
    </style:style>
    <style:style style:name="T24" style:family="text">
      <style:text-properties fo:font-weight="normal" officeooo:rsid="00a59abd" style:font-weight-asian="normal" style:font-weight-complex="normal"/>
    </style:style>
    <style:style style:name="T25" style:family="text">
      <style:text-properties fo:font-weight="normal" officeooo:rsid="00b1cb2d" style:font-weight-asian="normal" style:font-weight-complex="normal"/>
    </style:style>
    <style:style style:name="T26" style:family="text">
      <style:text-properties fo:font-weight="normal" officeooo:rsid="00a61b61" style:font-weight-asian="normal" style:font-weight-complex="normal"/>
    </style:style>
    <style:style style:name="T27" style:family="text">
      <style:text-properties fo:font-weight="normal" officeooo:rsid="00975d43" style:font-weight-asian="normal" style:font-weight-complex="normal"/>
    </style:style>
    <style:style style:name="T28" style:family="text">
      <style:text-properties fo:font-weight="normal" officeooo:rsid="00305515" style:font-weight-asian="normal" style:font-weight-complex="normal"/>
    </style:style>
    <style:style style:name="T29" style:family="text">
      <style:text-properties fo:font-weight="normal" officeooo:rsid="00318e1d" style:font-weight-asian="normal" style:font-weight-complex="normal"/>
    </style:style>
    <style:style style:name="T30" style:family="text">
      <style:text-properties fo:font-weight="normal" officeooo:rsid="00902b41" style:font-weight-asian="normal" style:font-weight-complex="normal"/>
    </style:style>
    <style:style style:name="T31" style:family="text">
      <style:text-properties fo:font-weight="normal" officeooo:rsid="00b2d77c" style:font-weight-asian="normal" style:font-weight-complex="normal"/>
    </style:style>
    <style:style style:name="T32" style:family="text">
      <style:text-properties fo:font-variant="normal" fo:text-transform="none" fo:color="#2a2a2a" fo:letter-spacing="normal" fo:font-style="normal" fo:font-weight="normal"/>
    </style:style>
    <style:style style:name="T33" style:family="text">
      <style:text-properties fo:font-variant="normal" fo:text-transform="none" fo:color="#2a2a2a" fo:letter-spacing="normal" fo:font-style="normal" fo:font-weight="normal" officeooo:rsid="00431e0f"/>
    </style:style>
    <style:style style:name="T34" style:family="text">
      <style:text-properties fo:font-variant="normal" fo:text-transform="none" fo:color="#222222" style:font-name="Helvetica" fo:letter-spacing="normal" fo:font-style="normal" fo:font-weight="normal" officeooo:rsid="00b21e88"/>
    </style:style>
    <style:style style:name="T35" style:family="text">
      <style:text-properties fo:font-variant="normal" fo:text-transform="none" fo:color="#222222" style:font-name="Helvetica" fo:font-size="11pt" fo:letter-spacing="normal" fo:font-style="normal" fo:font-weight="normal" officeooo:rsid="00b21e88" style:font-size-asian="11pt" style:font-size-complex="11pt"/>
    </style:style>
    <style:style style:name="T36" style:family="text">
      <style:text-properties officeooo:rsid="0044b599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68c911" style:font-weight-asian="bold"/>
    </style:style>
    <style:style style:name="T39" style:family="text">
      <style:text-properties fo:font-weight="bold" officeooo:rsid="00aa6621" style:font-weight-asian="bold"/>
    </style:style>
    <style:style style:name="T40" style:family="text">
      <style:text-properties officeooo:rsid="00660a22"/>
    </style:style>
    <style:style style:name="T41" style:family="text">
      <style:text-properties officeooo:rsid="00679f27"/>
    </style:style>
    <style:style style:name="T42" style:family="text">
      <style:text-properties officeooo:rsid="006a6ca2"/>
    </style:style>
    <style:style style:name="T43" style:family="text">
      <style:text-properties officeooo:rsid="0072af48"/>
    </style:style>
    <style:style style:name="T44" style:family="text">
      <style:text-properties officeooo:rsid="00742d8d"/>
    </style:style>
    <style:style style:name="T45" style:family="text">
      <style:text-properties officeooo:rsid="00751f04"/>
    </style:style>
    <style:style style:name="T46" style:family="text">
      <style:text-properties officeooo:rsid="0075b940"/>
    </style:style>
    <style:style style:name="T47" style:family="text">
      <style:text-properties officeooo:rsid="008da5b3"/>
    </style:style>
    <style:style style:name="T48" style:family="text">
      <style:text-properties officeooo:rsid="008dff95"/>
    </style:style>
    <style:style style:name="T49" style:family="text">
      <style:text-properties officeooo:rsid="008f03ab"/>
    </style:style>
    <style:style style:name="T50" style:family="text">
      <style:text-properties officeooo:rsid="00933194"/>
    </style:style>
    <style:style style:name="T51" style:family="text">
      <style:text-properties officeooo:rsid="009457a3"/>
    </style:style>
    <style:style style:name="T52" style:family="text">
      <style:text-properties officeooo:rsid="00990062"/>
    </style:style>
    <style:style style:name="T53" style:family="text">
      <style:text-properties officeooo:rsid="009de82a"/>
    </style:style>
    <style:style style:name="T54" style:family="text">
      <style:text-properties officeooo:rsid="00a0406a"/>
    </style:style>
    <style:style style:name="T55" style:family="text">
      <style:text-properties officeooo:rsid="00a59abd"/>
    </style:style>
    <style:style style:name="T56" style:family="text">
      <style:text-properties officeooo:rsid="00b1cb2d"/>
    </style:style>
    <style:style style:name="T57" style:family="text">
      <style:text-properties officeooo:rsid="00b21e88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officeooo:rsid="00a61b61"/>
    </style:style>
    <style:style style:name="T60" style:family="text">
      <style:text-properties fo:color="#222222" officeooo:rsid="00b21e88"/>
    </style:style>
    <style:style style:name="T61" style:family="text">
      <style:text-properties style:font-name="Helvetica" fo:font-size="11pt" officeooo:rsid="00b21e88" style:font-size-asian="11pt" style:font-size-complex="11pt"/>
    </style:style>
    <style:style style:name="T62" style:family="text">
      <style:text-properties style:font-name="Helvetica" officeooo:rsid="00b21e88"/>
    </style:style>
    <style:style style:name="T63" style:family="text">
      <style:text-properties officeooo:rsid="00b2d77c"/>
    </style:style>
    <style:style style:name="T64" style:family="text">
      <style:text-properties officeooo:rsid="00b45d21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Anna Shipman</text:p>
      <text:p text:style-name="P1">anna<text:span text:style-name="T47"> at </text:span><text:span text:style-name="T49">annashipman</text:span> dot co<text:span text:style-name="T47"> </text:span><text:span text:style-name="T48">dot uk</text:span></text:p>
      <text:p text:style-name="P15">www.annashipman.co.uk</text:p>
      <text:p text:style-name="P3">@annashipman</text:p>
      <text:p text:style-name="P23"/>
      <text:p text:style-name="P24"><text:span text:style-name="T52">Software developer with </text:span><text:span text:style-name="T56">8</text:span><text:span text:style-name="T52"> years' professional experience. </text:span><text:span text:style-name="T56">Currently on Infrastructure </text:span><text:span text:style-name="T57">&amp; Tools team</text:span><text:span text:style-name="T56"> </text:span><text:span text:style-name="T52">using </text:span><text:span text:style-name="T57">Puppet, </text:span><text:span text:style-name="T52">Ruby, </text:span><text:span text:style-name="T56">Python,</text:span><text:span text:style-name="T52"> </text:span><text:span text:style-name="T56">Perl </text:span><text:span text:style-name="T52">and other web technologies. Previous experience includes </text:span>5 years<text:span text:style-name="T55">'</text:span><text:span text:style-name="T52"> Java and the </text:span>JEE stack.</text:p>
      <text:p text:style-name="P25">Keen to continue to take on <text:span text:style-name="T50">more </text:span><text:span text:style-name="T36">te</text:span>ch<text:span text:style-name="T36">nic</text:span>a<text:span text:style-name="T36">l </text:span>re<text:span text:style-name="T36">sp</text:span>o<text:span text:style-name="T36">nsi</text:span>b<text:span text:style-name="T36">ility </text:span>and ultimately <text:span text:style-name="T33">would like to use my </text:span><text:span text:style-name="T32">technical and leadership skills to mentor a team of developers.</text:span></text:p>
      <text:p text:style-name="P36"/>
      <text:p text:style-name="P36">Current Position</text:p>
      <text:p text:style-name="P2"><text:span text:style-name="T8">Developer at the Government Digital Service</text:span> <text:span text:style-name="T44">(</text:span><text:span text:style-name="T52">April</text:span><text:span text:style-name="T13"> 20</text:span><text:span text:style-name="T15">12</text:span><text:span text:style-name="T13"> – date</text:span><text:span text:style-name="T14">)</text:span></text:p>
      <text:p text:style-name="P5"><text:span text:style-name="T9">A</text:span><text:span text:style-name="T5"> new team </text:span><text:span text:style-name="T10">within the</text:span><text:span text:style-name="T5"> Cabinet Office, transforming government digital</text:span></text:p>
      <text:p text:style-name="P40">Current role:</text:p>
      <text:list xml:id="list3706197990962718460" text:style-name="L1">
        <text:list-item>
          <text:p text:style-name="P47"><text:span text:style-name="T56">Working on the Infrastructure &amp; Tools team: </text:span><text:span text:style-name="T57">using Puppet to manage configuration, automating provisioning, </text:span><text:span text:style-name="T63">continuous integration, </text:span><text:span text:style-name="T57">managing and maintaining the network, e.g. DNS </text:span><text:span text:style-name="T64">management and </text:span><text:span text:style-name="T57">CDN </text:span><text:span text:style-name="T63">migration</text:span></text:p>
          <text:p text:style-name="P47"><text:span text:style-name="T56"/></text:p>
        </text:list-item>
      </text:list>
      <text:p text:style-name="P55"><text:span text:style-name="T62">Previous roles include: </text:span></text:p>
      <text:list xml:id="list8065468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43"><text:span text:style-name="T57">Pu</text:span><text:span text:style-name="T60">tting the framework in place to redirect users from Directgov and BusinessLink to the correct place on the new GOV.UK site when it launched. </text:span></text:p>
                    </text:list-item>
                    <text:list-item>
                      <text:p text:style-name="P43"><text:span text:style-name="T60">Read more about how we achieved this in my GDS blog post http://digital.cabinetoffice.gov.uk/2012/12/10/testing-the-redirections/</text:span></text:p>
                    </text:list-item>
                    <text:list-item>
                      <text:p text:style-name="P50"><text:span text:style-name="T34">Working on the platform that enables publishing of content to GOV.UK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p text:style-name="P56"><text:span text:style-name="T57">Interests &amp;</text:span> Achievements <text:span text:style-name="T57">Outside Work</text:span></text:p>
      <text:list xml:id="list1329671424" text:continue-numbering="true" text:style-name="L1">
        <text:list-item>
          <text:p text:style-name="P43"><text:span text:style-name="T56">Co-Programme Chair for SPA Conference, 2013 and 2014.</text:span></text:p>
          <text:list>
            <text:list-item>
              <text:list>
                <text:list-item>
                  <text:list>
                    <text:list-header>
                      <text:p text:style-name="P43"><text:span text:style-name="T56">Conference on all aspects of Software Practice Advancement. Putting together an excellent programme of programming and non-programming sessions</text:span></text:p>
                    </text:list-header>
                    <text:list-item>
                      <text:p text:style-name="P43"><text:span text:style-name="T56">Co-delivered the keynote at XPDay 2012: “Growing Fast Within Government”. We</text:span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51"><text:span text:style-name="T56"><text:s text:c="8"/>were invited to give it again at the BCS in Edinburgh in May 2013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3"><text:span text:style-name="T52">Ran a popular workshop on visualising data at SPA 2012 “Data Visualisations in JavaScript”. It received very high feedback and was invited back to MiniSPA </text:span><text:span text:style-name="T54">2012</text:span></text:p>
                    </text:list-item>
                    <text:list-item>
                      <text:p text:style-name="P44"><text:span text:style-name="T63">Blog at www.annashipman.co.uk/jfdi.html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5">Volunteer for IT Can Help, a charity offering free computer support to disabled people</text:p>
          <text:p text:style-name="P53"><text:span text:style-name="T52"/></text:p>
        </text:list-item>
      </text:list>
      <text:p text:style-name="P30">Main Technical Skills</text:p>
      <text:p text:style-name="P31"><text:span text:style-name="T55">Current: </text:span><text:span text:style-name="T24">Perl, </text:span><text:span text:style-name="T25">Python, </text:span><text:span text:style-name="T24">JavaScript, Ruby, MongoDB, </text:span><text:span text:style-name="T25">Puppet</text:span></text:p>
      <text:p text:style-name="P41"><text:span text:style-name="T55">Previous:</text:span><text:span text:style-name="T55"> </text:span><text:span text:style-name="T24">Java, J</text:span><text:span text:style-name="T25">Q</text:span><text:span text:style-name="T24">uery, SQL, Scala</text:span></text:p>
      <text:p text:style-name="P32"><text:span text:style-name="T19">Speaking</text:span><text:span text:style-name="T18"> </text:span></text:p>
      <text:p text:style-name="P26"><text:span text:style-name="T26">I think it's important to share skills and experiences in the industry. </text:span><text:span text:style-name="T31">Recent talks I have given include “Growing Fast Within Government”, the keynote at XPDay 2012, which we repeated at the BCS Edinburgh in May 2013, and “Data Visualisations in JavaScript”, a workshop at SPA 2012 which I repeated at MiniSPA 2012 (the six top sessions from SPA). Slides and code are available via www.annashipman.co.uk.</text:span></text:p>
      <text:p text:style-name="P27"><text:span text:style-name="T26">C</text:span><text:span text:style-name="T29">onferences </text:span>I<text:span text:style-name="T29">'v</text:span>e <text:span text:style-name="T59">participated in as an attendee</text:span><text:span text:style-name="T29"> </text:span><text:span text:style-name="T26">in the past two years </text:span><text:span text:style-name="T29">include </text:span><text:span text:style-name="T26">XPDay, </text:span><text:span text:style-name="T27">SPA, </text:span><text:span text:style-name="T26">ScalaDays,</text:span><text:span text:style-name="T27"> Software Craftsmanship, </text:span><text:span text:style-name="T30">CitCon </text:span><text:span text:style-name="T27">and </text:span>Web Directions @media.</text:p>
      <text:section text:style-name="Sect1" text:name="Section2">
        <text:p text:style-name="P28"><text:soft-page-break/><text:span text:style-name="T39">Influential </text:span><text:span text:style-name="T38">Books</text:span></text:p>
        <text:p text:style-name="P33">The following excellent books have most shaped my thinking on software development:</text:p>
        <text:p text:style-name="P29">Clean Code by Robert C Martin</text:p>
        <text:p text:style-name="P34"><text:span text:style-name="T11">Don't Make Me Think</text:span><text:span text:style-name="T42"> by Steve Krug</text:span></text:p>
        <text:p text:style-name="P34"><text:span text:style-name="T11">Working Effectively With Legacy Code</text:span><text:span text:style-name="T42"> by Michael C Feathers </text:span></text:p>
        <text:p text:style-name="P34"><text:span text:style-name="T11">The Mythical Man Month</text:span><text:span text:style-name="T42"> by Frederick P Brooks</text:span></text:p>
        <text:p text:style-name="P35"><text:span text:style-name="T12">Joel on Software</text:span><text:span text:style-name="T17"> by Joel Spolsky</text:span></text:p>
        <text:p text:style-name="P39"/>
        <text:p text:style-name="P37">Career Development</text:p>
        <text:p text:style-name="P2"><text:span text:style-name="T1">Java Designer/Developer</text:span> <text:span text:style-name="T5">at </text:span>Corelogic Ltd <text:span text:style-name="T44">(</text:span><text:span text:style-name="T13">March 2008 – </text:span><text:span text:style-name="T16">March 2012</text:span><text:span text:style-name="T14">)</text:span></text:p>
        <text:p text:style-name="P4">SME producing one of the main case<text:span text:style-name="T51">-</text:span>management systems for social services</text:p>
        <text:p text:style-name="P40"><text:span text:style-name="T53">Roles included</text:span>:</text:p>
        <text:list xml:id="list1901371179" text:continue-numbering="true" text:style-name="L1">
          <text:list-item>
            <text:p text:style-name="P48">Redesigning and rewriting one of the key components of the application for consistency, increased functionality and improved user experience </text:p>
          </text:list-item>
          <text:list-item>
            <text:p text:style-name="P49">Developing a prototype for the next version of the application, exploring and utilising tools new to the company to move towards a more web-based application </text:p>
          </text:list-item>
          <text:list-item>
            <text:p text:style-name="P46">Production Support </text:p>
            <text:p text:style-name="P54"/>
          </text:list-item>
        </text:list>
        <text:p text:style-name="P16"><text:span text:style-name="T6">Application Devel</text:span><text:span text:style-name="T6">oper at </text:span><text:span text:style-name="T6">A</text:span>tos Origin <text:span text:style-name="T45">(</text:span><text:span text:style-name="T1">November 2005 – February 2008</text:span><text:span text:style-name="T6">)</text:span></text:p>
        <text:p text:style-name="P20"><text:span text:style-name="T45">I</text:span>nternational IT services company with revenues of over €<text:span text:style-name="T40">8</text:span> billion and <text:span text:style-name="T41">78</text:span>,000 staff</text:p>
        <text:p text:style-name="P17"/>
        <text:p text:style-name="P17">Roles included:</text:p>
        <text:list xml:id="list469833139" text:continue-numbering="true" text:style-name="L1">
          <text:list-item>
            <text:p text:style-name="P6">Production Support for a multi-million pound project for Natural England (formerly Defra)</text:p>
          </text:list-item>
          <text:list-item>
            <text:p text:style-name="P7">Process improvement for an internal department</text:p>
          </text:list-item>
          <text:list-item>
            <text:p text:style-name="P7">Team Leading and Project Office for a multi-million pound project for VOSA</text:p>
          </text:list-item>
        </text:list>
        <text:p text:style-name="P8"/>
        <text:p text:style-name="P10"><text:span text:style-name="T2">Prior to my Masters in IT I worked </text:span><text:span text:style-name="T3">mainly in publishing, initially at</text:span><text:span text:style-name="T2"> a company that publishe</text:span><text:span text:style-name="T3">s</text:span><text:span text:style-name="T2"> books </text:span><text:span text:style-name="T4">for </text:span><text:span text:style-name="T3">dyslexic and other </text:span><text:span text:style-name="T2">reluctant readers (</text:span><text:span text:style-name="T7">Barrington Stoke, September 2001 – December 2002, Graduate Trainee</text:span><text:span text:style-name="T2">). </text:span><text:span text:style-name="T3">Am</text:span><text:span text:style-name="T2">ong other responsibilities I managed the production of eight novels from commission to production. It was here my interest in IT originated, and I taught myself MS Access in order to develop a database to manage their complex consultancy system. </text:span></text:p>
        <text:p text:style-name="P13"/>
        <text:p text:style-name="P10"><text:span text:style-name="T2">I continued my interest in IT in my next role for a charity (</text:span><text:span text:style-name="T7">Bridges Project, July 2003 – October 2004, Finance and Publicity Administrator</text:span><text:span text:style-name="T2">) where I w</text:span>ork<text:span text:style-name="T46">ed</text:span> with external IT contractors to develop <text:span text:style-name="T53">internal</text:span> systems <text:span text:style-name="T43">as well as </text:span>managing production of all publicity materials, and day-to-day finance. </text:p>
        <text:p text:style-name="P12"/>
        <text:p text:style-name="P11"><text:span text:style-name="T43">I also worked freelance alongside these jobs from </text:span><text:span text:style-name="T37">August 2001 – October 2005</text:span><text:span text:style-name="T20"> </text:span><text:span text:style-name="T22">doing</text:span><text:span text:style-name="T20"> </text:span><text:span text:style-name="T22">p</text:span><text:span text:style-name="T20">roofreading, copy-editing </text:span><text:span text:style-name="T23">and</text:span><text:span text:style-name="T20"> </text:span><text:span text:style-name="T21">b</text:span><text:span text:style-name="T20">ook reviews </text:span><text:span text:style-name="T22">as well as voluntary advocacy work at The State Hospital, Carstairs – Scotland’s only maximum-security hospital.</text:span></text:p>
        <text:p text:style-name="P21"/>
        <text:p text:style-name="P38">Education &amp; Qualifications</text:p>
        <text:p text:style-name="P14"><text:span text:style-name="T58">Heriot-Watt University</text:span> (October 2004 – September 2005). </text:p>
        <text:p text:style-name="P14">MSc IT (Software Systems) with Distinction</text:p>
        <text:list xml:id="list1016775847" text:continue-numbering="true" text:style-name="L1">
          <text:list-header>
            <text:p text:style-name="P9"/>
          </text:list-header>
        </text:list>
        <text:p text:style-name="P18"><text:span text:style-name="T58">Edinburgh University</text:span> (October 1997 – July 2001)</text:p>
        <text:p text:style-name="P19">MA honours degree Mental Philosophy. Class: 2.1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, sans-serif"/>
    <style:font-face style:name="Lohit Hindi1" svg:font-family="'Lohit Hindi'"/>
    <style:font-face style:name="OpenSymbol" svg:font-family="OpenSymbol"/>
    <style:font-face style:name="Tahoma" svg:font-family="Tahoma, Verdana, Arial, sans-serif"/>
    <style:font-face style:name="arial" svg:font-family="arial, sans-serif"/>
    <style:font-face style:name="Courier New" svg:font-family="'Courier New'" style:font-family-generic="modern"/>
    <style:font-face style:name="Verdana1" svg:font-family="Verdana" style:font-family-generic="swiss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Verdana" style:font-name-asian="Times New Roman" style:font-name-complex="Times New Roman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401cm" fo:margin-left="3.17cm" fo:margin-right="3.17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na Shipman</dc:title>
    <meta:initial-creator>Shipman</meta:initial-creator>
    <meta:creation-date>2007-12-04T23:48:00</meta:creation-date>
    <dc:date>2013-08-25T14:19:29</dc:date>
    <meta:print-date>2005-02-27T18:49:00</meta:print-date>
    <meta:editing-cycles>191</meta:editing-cycles>
    <meta:editing-duration>PT13H27M32S</meta:editing-duration>
    <meta:generator>LibreOffice/4.0.2.2$MacOSX_x86 LibreOffice_project/4c82dcdd6efcd48b1d8bba66bfe1989deee49c3</meta:generator>
    <meta:document-statistic meta:table-count="0" meta:image-count="0" meta:object-count="0" meta:page-count="2" meta:paragraph-count="61" meta:word-count="748" meta:character-count="4933" meta:non-whitespace-character-count="4236"/>
    <meta:user-defined meta:name="Info 1"/>
    <meta:user-defined meta:name="Info 2"/>
    <meta:user-defined meta:name="Info 3"/>
    <meta:user-defined meta:name="Info 4"/>
  </office:meta>
</office:document-meta>
</file>